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Pomiar napięcia z mikrofonu</text:p>
      <text:p text:style-name="Standard">Pomiar częstotliwości sygnału</text:p>
      <text:p text:style-name="Standard">Interpolacja wyniku</text:p>
      <text:p text:style-name="Standard">Wartość progowa po przekroczeniu której następuje pomiar</text:p>
      <text:p text:style-name="Standard">Pomiar napięcia baterii</text:p>
      <text:p text:style-name="Standard">Obsługa wyświetlacza LCD</text:p>
      <text:p text:style-name="Standard"/>
      <text:p text:style-name="Standard"/>
      <text:p text:style-name="Standard">Problem strojenia perkusji</text:p>
      <text:p text:style-name="Standard"/>
      <text:p text:style-name="Standard"/>
      <text:p text:style-name="Standard"/>
      <text:p text:style-name="Standard">krótki opis – do czego jest? Co robi?</text:p>
      <text:p text:style-name="Standard"/>
      <text:p text:style-name="Standard">jak działa?</text:p>
      <text:p text:style-name="Standard"/>
      <text:p text:style-name="Standard">zdjęcie </text:p>
      <text:p text:style-name="Standard"/>
      <text:p text:style-name="Standard">filmik</text:p>
      <text:p text:style-name="Standard"><text:s/></text:p>
      <text:p text:style-name="Standard">uproszczony schemat układ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20:39:24.92</meta:creation-date>
    <meta:generator>OpenOffice.org/3.4.1$Win32 OpenOffice.org_project/341m1$Build-9593</meta:generator>
    <dc:date>2013-08-17T16:21:22.79</dc:date>
    <meta:editing-duration>PT40M53S</meta:editing-duration>
    <meta:editing-cycles>12</meta:editing-cycles>
    <meta:document-statistic meta:table-count="0" meta:image-count="0" meta:object-count="0" meta:page-count="1" meta:paragraph-count="13" meta:word-count="40" meta:character-count="293"/>
  </office:meta>
</office:document-meta>
</file>